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67.7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mage_id</text:p>
          </table:table-cell>
          <table:table-cell table:style-name="ce1" office:value-type="string" calcext:value-type="string">
            <text:p>image_file_nam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gko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it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lanc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lanc1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udweis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arltonmi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ron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henike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ingfish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kiri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wenbrau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onteithsblack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oni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ell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e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ig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ohey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B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weihenstephan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it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edhill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oper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evildaugh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ounghenr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ok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eatnorthern.png</text:p>
          </table:table-cell>
          <table:table-cell table:number-columns-repeated="1022"/>
        </table:table-row>
        <table:table-row table:style-name="ro3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3:49:45.956534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date>2018-08-24T13:50:50.330694010</dc:date>
    <meta:editing-duration>PT19M57S</meta:editing-duration>
    <meta:editing-cycles>8</meta:editing-cycles>
    <meta:document-statistic meta:table-count="1" meta:cell-count="81" meta:object-count="0"/>
  </office:meta>
</office:document-meta>
</file>